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7.117cm"/>
    </style:style>
    <style:style style:name="Table1.C" style:family="table-column">
      <style:table-column-properties style:column-width="7.30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style:font-name="Liberation Sans" fo:font-style="normal" officeooo:rsid="0015f71f" officeooo:paragraph-rsid="0015f71f" style:font-style-asian="normal" style:font-style-complex="normal"/>
    </style:style>
    <style:style style:name="P2" style:family="paragraph" style:parent-style-name="Table_20_Contents">
      <style:text-properties style:font-name="Liberation Sans Narrow" officeooo:rsid="0015f71f" officeooo:paragraph-rsid="0015f71f"/>
    </style:style>
    <style:style style:name="P3" style:family="paragraph" style:parent-style-name="Table_20_Contents">
      <style:text-properties style:font-name="Liberation Mono" officeooo:rsid="0015f71f" officeooo:paragraph-rsid="0015f71f"/>
    </style:style>
    <style:style style:name="P4" style:family="paragraph" style:parent-style-name="Table_20_Contents">
      <style:text-properties style:font-name="Liberation Mono" officeooo:rsid="0016c7e8" officeooo:paragraph-rsid="0016c7e8"/>
    </style:style>
    <style:style style:name="P5" style:family="paragraph" style:parent-style-name="Table_20_Contents">
      <style:text-properties style:font-name="Liberation Mono" officeooo:rsid="00180603" officeooo:paragraph-rsid="00180603"/>
    </style:style>
    <style:style style:name="P6" style:family="paragraph" style:parent-style-name="Table_20_Contents">
      <style:text-properties style:font-name="Liberation Mono" officeooo:rsid="0019d78d" officeooo:paragraph-rsid="0019d7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Operator</text:p>
            </table:table-cell>
            <table:table-cell table:style-name="Table1.B1" office:value-type="string">
              <text:p text:style-name="P1">Native</text:p>
            </table:table-cell>
            <table:table-cell table:style-name="Table1.C1" office:value-type="string">
              <text:p text:style-name="P1">Class</text:p>
            </table:table-cell>
          </table:table-row>
        </table:table-header-rows>
        <table:table-row>
          <table:table-cell table:style-name="Table1.A2" office:value-type="string">
            <text:p text:style-name="P2">operator=</text:p>
          </table:table-cell>
          <table:table-cell table:style-name="Table1.B2" office:value-type="string">
            <text:p text:style-name="P3">mov <text:s/>ecx,dword ptr [dev] <text:s/></text:p>
            <text:p text:style-name="P3">and <text:s/>eax,3Fh <text:s/></text:p>
            <text:p text:style-name="P3">and <text:s/>ecx,0FFFC0FFFh <text:s/></text:p>
            <text:p text:style-name="P3">shl <text:s/>eax,0Ch <text:s/></text:p>
            <text:p text:style-name="P3">or <text:s text:c="2"/>ecx,eax <text:s/></text:p>
            <text:p text:style-name="P3">mov <text:s/>dword ptr [dev],ecx <text:s/></text:p>
          </table:table-cell>
          <table:table-cell table:style-name="Table1.C2" office:value-type="string">
            <text:p text:style-name="P6">mov <text:s/>ecx,dword ptr [dev] <text:s/></text:p>
            <text:p text:style-name="P6">shl <text:s/>eax,0Ch <text:s/></text:p>
            <text:p text:style-name="P6">xor <text:s/>eax,ecx <text:s/></text:p>
            <text:p text:style-name="P6">and <text:s/>eax,3F000h <text:s/></text:p>
            <text:p text:style-name="P6">xor <text:s/>eax,ecx <text:s/></text:p>
            <text:p text:style-name="P6">mov <text:s/>dword ptr [dev],eax <text:s/></text:p>
          </table:table-cell>
        </table:table-row>
        <table:table-row>
          <table:table-cell table:style-name="Table1.A2" office:value-type="string">
            <text:p text:style-name="P2">operator+=</text:p>
          </table:table-cell>
          <table:table-cell table:style-name="Table1.B3" office:value-type="string">
            <text:p text:style-name="P3">shl <text:s/>eax,0Ch <text:s/></text:p>
            <text:p text:style-name="P3">add <text:s/>eax,dword ptr [dev] <text:s/></text:p>
            <text:p text:style-name="P3">mov <text:s/>ecx,dword ptr [dev] <text:s/></text:p>
            <text:p text:style-name="P3">and <text:s/>eax,3F000h <text:s/></text:p>
            <text:p text:style-name="P3">and <text:s/>ecx,0FFFC0FFFh <text:s/></text:p>
            <text:p text:style-name="P3">or <text:s text:c="2"/>eax,ecx <text:s/></text:p>
            <text:p text:style-name="P3">mov <text:s/>dword ptr [dev],eax <text:s/></text:p>
          </table:table-cell>
          <table:table-cell table:style-name="Table1.C3" office:value-type="string">
            <text:p text:style-name="P6">mov <text:s/>ecx,dword ptr [dev] <text:s/></text:p>
            <text:p text:style-name="P6">shl <text:s/>eax,0Ch <text:s/></text:p>
            <text:p text:style-name="P6">add <text:s/>eax,ecx <text:s/></text:p>
            <text:p text:style-name="P6">xor <text:s/>eax,ecx <text:s/></text:p>
            <text:p text:style-name="P6">and <text:s/>eax,3F000h <text:s/></text:p>
            <text:p text:style-name="P6">xor <text:s/>eax,ecx <text:s/></text:p>
            <text:p text:style-name="P6">mov <text:s/>dword ptr [dev],eax <text:s/></text:p>
          </table:table-cell>
        </table:table-row>
        <table:table-row>
          <table:table-cell table:style-name="Table1.A2" office:value-type="string">
            <text:p text:style-name="P2">operator-=</text:p>
          </table:table-cell>
          <table:table-cell table:style-name="Table1.B4" office:value-type="string">
            <text:p text:style-name="P3">mov <text:s/>ecx,dword ptr [dev] <text:s/></text:p>
            <text:p text:style-name="P3">shl <text:s/>eax,0Ch <text:s/></text:p>
            <text:p text:style-name="P3">sub <text:s/>ecx,eax <text:s/></text:p>
            <text:p text:style-name="P3">mov <text:s/>eax,dword ptr [dev] <text:s/></text:p>
            <text:p text:style-name="P3">and <text:s/>ecx,3F000h <text:s/></text:p>
            <text:p text:style-name="P3">and <text:s/>eax,0FFFC0FFFh <text:s/></text:p>
            <text:p text:style-name="P3">or <text:s text:c="2"/>ecx,eax <text:s/></text:p>
            <text:p text:style-name="P3">mov <text:s/>dword ptr [dev],ecx <text:s/></text:p>
          </table:table-cell>
          <table:table-cell table:style-name="Table1.C4" office:value-type="string">
            <text:p text:style-name="P6">mov <text:s/>edx,dword ptr [dev] <text:s/></text:p>
            <text:p text:style-name="P6">mov <text:s/>ecx,edx <text:s/></text:p>
            <text:p text:style-name="P6">shl <text:s/>eax,0Ch <text:s/></text:p>
            <text:p text:style-name="P6">sub <text:s/>ecx,eax <text:s/></text:p>
            <text:p text:style-name="P6">xor <text:s/>ecx,edx <text:s/></text:p>
            <text:p text:style-name="P6">and <text:s/>ecx,3F000h <text:s/></text:p>
            <text:p text:style-name="P6">xor <text:s/>ecx,edx <text:s/></text:p>
            <text:p text:style-name="P6">mov <text:s/>dword ptr [dev],ecx <text:s/></text:p>
          </table:table-cell>
        </table:table-row>
        <table:table-row>
          <table:table-cell table:style-name="Table1.A2" office:value-type="string">
            <text:p text:style-name="P2">operator*=</text:p>
          </table:table-cell>
          <table:table-cell table:style-name="Table1.B5" office:value-type="string">
            <text:p text:style-name="P3">mov <text:s/>ecx,dword ptr [dev] <text:s/></text:p>
            <text:p text:style-name="P3">and <text:s/>ecx,0FFFFF000h <text:s/></text:p>
            <text:p text:style-name="P3">imul ecx,eax <text:s/></text:p>
            <text:p text:style-name="P3">mov <text:s/>eax,dword ptr [dev] <text:s/></text:p>
            <text:p text:style-name="P3">and <text:s/>eax,0FFFC0FFFh <text:s/></text:p>
            <text:p text:style-name="P3">and <text:s/>ecx,3F000h <text:s/></text:p>
            <text:p text:style-name="P3">or <text:s text:c="2"/>ecx,eax <text:s/></text:p>
            <text:p text:style-name="P3">mov <text:s/>dword ptr [dev],ecx <text:s/></text:p>
          </table:table-cell>
          <table:table-cell table:style-name="Table1.C5" office:value-type="string">
            <text:p text:style-name="P6">mov <text:s/>ecx,dword ptr [dev] <text:s/></text:p>
            <text:p text:style-name="P6">mov <text:s/>edx,ecx <text:s/></text:p>
            <text:p text:style-name="P6">and <text:s/>edx,0FFFFF000h <text:s/></text:p>
            <text:p text:style-name="P6">imul edx,eax <text:s/></text:p>
            <text:p text:style-name="P6">xor <text:s/>edx,ecx <text:s/></text:p>
            <text:p text:style-name="P6">and <text:s/>edx,3F000h <text:s/></text:p>
            <text:p text:style-name="P6">xor <text:s/>edx,ecx <text:s/></text:p>
            <text:p text:style-name="P6">mov <text:s/>dword ptr [dev],edx <text:s/></text:p>
          </table:table-cell>
        </table:table-row>
        <table:table-row>
          <table:table-cell table:style-name="Table1.A2" office:value-type="string">
            <text:p text:style-name="P2">operator/=</text:p>
          </table:table-cell>
          <table:table-cell table:style-name="Table1.B6" office:value-type="string">
            <text:p text:style-name="P3">mov <text:s/>ecx,eax <text:s/></text:p>
            <text:p text:style-name="P3">xor <text:s/>edx,edx <text:s/></text:p>
            <text:p text:style-name="P3">mov <text:s/>eax,dword ptr [dev] <text:s/></text:p>
            <text:p text:style-name="P3">shr <text:s/>eax,0Ch <text:s/></text:p>
            <text:p text:style-name="P3">and <text:s/>eax,3Fh <text:s/></text:p>
            <text:p text:style-name="P3">div <text:s/>eax,ecx <text:s/></text:p>
            <text:p text:style-name="P3">mov <text:s/>ecx,dword ptr [dev] <text:s/></text:p>
            <text:p text:style-name="P3">and <text:s/>eax,3Fh <text:s/></text:p>
            <text:p text:style-name="P3">and <text:s/>ecx,0FFFC0FFFh <text:s/></text:p>
            <text:p text:style-name="P3">shl <text:s/>eax,0Ch <text:s/></text:p>
            <text:p text:style-name="P3">or <text:s text:c="2"/>eax,ecx <text:s/></text:p>
            <text:p text:style-name="P3">mov <text:s/>dword ptr [dev],eax <text:s/></text:p>
          </table:table-cell>
          <table:table-cell table:style-name="Table1.C6" office:value-type="string">
            <text:p text:style-name="P6">mov <text:s/>esi,dword ptr [dev] <text:s/></text:p>
            <text:p text:style-name="P6">mov <text:s/>ecx,eax <text:s/></text:p>
            <text:p text:style-name="P6">mov <text:s/>eax,esi <text:s/></text:p>
            <text:p text:style-name="P6">xor <text:s/>edx,edx <text:s/></text:p>
            <text:p text:style-name="P6">and <text:s/>eax,3F000h <text:s/></text:p>
            <text:p text:style-name="P6">div <text:s/>eax,ecx <text:s/></text:p>
            <text:p text:style-name="P6">xor <text:s/>eax,esi <text:s/></text:p>
            <text:p text:style-name="P6">and <text:s/>eax,3F000h <text:s/></text:p>
            <text:p text:style-name="P6">xor <text:s/>eax,esi <text:s/></text:p>
            <text:p text:style-name="P6">mov <text:s/>dword ptr [dev],eax <text:s/></text:p>
          </table:table-cell>
        </table:table-row>
        <table:table-row>
          <table:table-cell table:style-name="Table1.A2" office:value-type="string">
            <text:p text:style-name="P2">operator%=</text:p>
          </table:table-cell>
          <table:table-cell table:style-name="Table1.B7" office:value-type="string">
            <text:p text:style-name="P3">mov <text:s/>ecx,eax <text:s/></text:p>
            <text:p text:style-name="P3">xor <text:s/>edx,edx <text:s/></text:p>
            <text:p text:style-name="P3">mov <text:s/>eax,dword ptr [dev] <text:s/></text:p>
            <text:p text:style-name="P3">shr <text:s/>eax,0Ch <text:s/></text:p>
            <text:p text:style-name="P3">and <text:s/>eax,3Fh <text:s/></text:p>
            <text:p text:style-name="P3">div <text:s/>eax,ecx <text:s/></text:p>
            <text:p text:style-name="P3">mov <text:s/>eax,dword ptr [dev] <text:s/></text:p>
            <text:p text:style-name="P3">and <text:s/>edx,3Fh <text:s/></text:p>
            <text:p text:style-name="P3"><text:soft-page-break/>and <text:s/>eax,0FFFC0FFFh <text:s/></text:p>
            <text:p text:style-name="P3">shl <text:s/>edx,0Ch <text:s/></text:p>
            <text:p text:style-name="P3">or <text:s text:c="2"/>edx,eax <text:s/></text:p>
            <text:p text:style-name="P3">mov <text:s/>dword ptr [dev],edx <text:s/></text:p>
          </table:table-cell>
          <table:table-cell table:style-name="Table1.C7" office:value-type="string">
            <text:p text:style-name="P6">mov <text:s/>esi,dword ptr [dev] <text:s/></text:p>
            <text:p text:style-name="P6">mov <text:s/>ecx,eax <text:s/></text:p>
            <text:p text:style-name="P6">mov <text:s/>eax,esi <text:s/></text:p>
            <text:p text:style-name="P6">xor <text:s/>edx,edx <text:s/></text:p>
            <text:p text:style-name="P6">shr <text:s/>eax,0Ch <text:s/></text:p>
            <text:p text:style-name="P6">and <text:s/>esi,0FFFC0FFFh <text:s/></text:p>
            <text:p text:style-name="P6">and <text:s/>eax,3Fh <text:s/></text:p>
            <text:p text:style-name="P6">div <text:s/>eax,ecx <text:s/></text:p>
            <text:p text:style-name="P6"><text:soft-page-break/>shl <text:s/>edx,0Ch <text:s/></text:p>
            <text:p text:style-name="P6">or <text:s text:c="2"/>edx,esi <text:s/></text:p>
            <text:p text:style-name="P6">mov <text:s/>dword ptr [dev],edx <text:s/></text:p>
          </table:table-cell>
        </table:table-row>
        <table:table-row>
          <table:table-cell table:style-name="Table1.A2" office:value-type="string">
            <text:p text:style-name="P2">operator&amp;=</text:p>
          </table:table-cell>
          <table:table-cell table:style-name="Table1.B8" office:value-type="string">
            <text:p text:style-name="P3">and <text:s/>eax,3Fh <text:s/></text:p>
            <text:p text:style-name="P3">shl <text:s/>eax,0Ch <text:s/></text:p>
            <text:p text:style-name="P3">and <text:s/>eax,dword ptr [dev] <text:s/></text:p>
            <text:p text:style-name="P3">mov <text:s/>ecx,dword ptr [dev] <text:s/></text:p>
            <text:p text:style-name="P3">and <text:s/>ecx,0FFFC0FFFh <text:s/></text:p>
            <text:p text:style-name="P3">or <text:s text:c="2"/>eax,ecx <text:s/></text:p>
            <text:p text:style-name="P3">mov <text:s/>dword ptr [dev],eax <text:s/></text:p>
          </table:table-cell>
          <table:table-cell table:style-name="Table1.C8" office:value-type="string">
            <text:p text:style-name="P6">mov <text:s/>ecx,dword ptr [dev] <text:s/></text:p>
            <text:p text:style-name="P6">shl <text:s/>eax,0Ch <text:s/></text:p>
            <text:p text:style-name="P6">or <text:s text:c="2"/>eax,0FFFC0FFFh <text:s/></text:p>
            <text:p text:style-name="P6">and <text:s/>eax,ecx <text:s/></text:p>
            <text:p text:style-name="P6">mov <text:s/>dword ptr [dev],eax <text:s/></text:p>
          </table:table-cell>
        </table:table-row>
        <table:table-row>
          <table:table-cell table:style-name="Table1.A2" office:value-type="string">
            <text:p text:style-name="P2">operator|=</text:p>
          </table:table-cell>
          <table:table-cell table:style-name="Table1.B9" office:value-type="string">
            <text:p text:style-name="P4">shl <text:s/>eax,0Ch <text:s/></text:p>
            <text:p text:style-name="P4">or <text:s text:c="2"/>eax,dword ptr [dev] <text:s/></text:p>
            <text:p text:style-name="P4">mov <text:s/>ecx,dword ptr [dev] <text:s/></text:p>
            <text:p text:style-name="P4">and <text:s/>eax,3F000h <text:s/></text:p>
            <text:p text:style-name="P4">and <text:s/>ecx,0FFFC0FFFh <text:s/></text:p>
            <text:p text:style-name="P4">or <text:s text:c="2"/>eax,ecx <text:s/></text:p>
            <text:p text:style-name="P4">mov <text:s/>dword ptr [dev],eax <text:s/></text:p>
          </table:table-cell>
          <table:table-cell table:style-name="Table1.C9" office:value-type="string">
            <text:p text:style-name="P6">mov <text:s/>ecx,dword ptr [dev] <text:s/></text:p>
            <text:p text:style-name="P6">and <text:s/>eax,3Fh <text:s/></text:p>
            <text:p text:style-name="P6">shl <text:s/>eax,0Ch <text:s/></text:p>
            <text:p text:style-name="P6">or <text:s text:c="2"/>eax,ecx <text:s/></text:p>
            <text:p text:style-name="P6">mov <text:s/>dword ptr [dev],eax <text:s/></text:p>
          </table:table-cell>
        </table:table-row>
        <table:table-row>
          <table:table-cell table:style-name="Table1.A2" office:value-type="string">
            <text:p text:style-name="P2">operator^=</text:p>
          </table:table-cell>
          <table:table-cell table:style-name="Table1.B10" office:value-type="string">
            <text:p text:style-name="P4">shl <text:s/>eax,0Ch <text:s/></text:p>
            <text:p text:style-name="P4">xor <text:s/>eax,dword ptr [dev] <text:s/></text:p>
            <text:p text:style-name="P4">mov <text:s/>ecx,dword ptr [dev] <text:s/></text:p>
            <text:p text:style-name="P4">and <text:s/>eax,3F000h <text:s/></text:p>
            <text:p text:style-name="P4">and <text:s/>ecx,0FFFC0FFFh <text:s/></text:p>
            <text:p text:style-name="P4">or <text:s text:c="2"/>eax,ecx <text:s/></text:p>
            <text:p text:style-name="P4">mov <text:s/>dword ptr [dev],eax <text:s/></text:p>
          </table:table-cell>
          <table:table-cell table:style-name="Table1.C10" office:value-type="string">
            <text:p text:style-name="P6">mov <text:s/>ecx,dword ptr [dev] <text:s/></text:p>
            <text:p text:style-name="P6">and <text:s/>eax,3Fh <text:s/></text:p>
            <text:p text:style-name="P6">shl <text:s/>eax,0Ch <text:s/></text:p>
            <text:p text:style-name="P6">xor <text:s/>eax,ecx <text:s/></text:p>
            <text:p text:style-name="P6">mov <text:s/>dword ptr [dev],eax <text:s/></text:p>
          </table:table-cell>
        </table:table-row>
        <table:table-row>
          <table:table-cell table:style-name="Table1.A2" office:value-type="string">
            <text:p text:style-name="P2">operator&lt;&lt;=</text:p>
          </table:table-cell>
          <table:table-cell table:style-name="Table1.B11" office:value-type="string">
            <text:p text:style-name="P4">mov <text:s/>edx,dword ptr [dev] <text:s/></text:p>
            <text:p text:style-name="P4">mov <text:s/>ecx,eax <text:s/></text:p>
            <text:p text:style-name="P4">mov <text:s/>eax,dword ptr [dev] <text:s/></text:p>
            <text:p text:style-name="P4">shr <text:s/>edx,0Ch <text:s/></text:p>
            <text:p text:style-name="P4">and <text:s/>eax,0FFFC0FFFh <text:s/></text:p>
            <text:p text:style-name="P4">and <text:s/>edx,3Fh <text:s/></text:p>
            <text:p text:style-name="P4">shl <text:s/>edx,cl <text:s/></text:p>
            <text:p text:style-name="P4">and <text:s/>edx,3Fh <text:s/></text:p>
            <text:p text:style-name="P4">shl <text:s/>edx,0Ch <text:s/></text:p>
            <text:p text:style-name="P4">or <text:s text:c="2"/>edx,eax <text:s/></text:p>
            <text:p text:style-name="P4">mov <text:s/>dword ptr [dev],edx </text:p>
          </table:table-cell>
          <table:table-cell table:style-name="Table1.C11" office:value-type="string">
            <text:p text:style-name="P6">mov <text:s/>edx,dword ptr [dev] <text:s/></text:p>
            <text:p text:style-name="P6">mov <text:s/>ecx,eax <text:s/></text:p>
            <text:p text:style-name="P6">mov <text:s/>esi,edx <text:s/></text:p>
            <text:p text:style-name="P6">and <text:s/>esi,3F000h <text:s/></text:p>
            <text:p text:style-name="P6">shl <text:s/>esi,cl <text:s/></text:p>
            <text:p text:style-name="P6">xor <text:s/>esi,edx <text:s/></text:p>
            <text:p text:style-name="P6">and <text:s/>esi,3F000h <text:s/></text:p>
            <text:p text:style-name="P6">xor <text:s/>esi,edx <text:s/></text:p>
            <text:p text:style-name="P6">mov <text:s/>dword ptr [dev],esi <text:s/></text:p>
          </table:table-cell>
        </table:table-row>
        <table:table-row>
          <table:table-cell table:style-name="Table1.A2" office:value-type="string">
            <text:p text:style-name="P2">operator&gt;&gt;=</text:p>
          </table:table-cell>
          <table:table-cell table:style-name="Table1.B12" office:value-type="string">
            <text:p text:style-name="P4">mov <text:s/>edx,dword ptr [dev] <text:s/></text:p>
            <text:p text:style-name="P4">mov <text:s/>ecx,eax <text:s/></text:p>
            <text:p text:style-name="P4">mov <text:s/>eax,dword ptr [dev] <text:s/></text:p>
            <text:p text:style-name="P4">shr <text:s/>edx,0Ch <text:s/></text:p>
            <text:p text:style-name="P4">and <text:s/>eax,0FFFC0FFFh <text:s/></text:p>
            <text:p text:style-name="P4">and <text:s/>edx,3Fh <text:s/></text:p>
            <text:p text:style-name="P4">shr <text:s/>edx,cl <text:s/></text:p>
            <text:p text:style-name="P4">and <text:s/>edx,3Fh <text:s/></text:p>
            <text:p text:style-name="P4">shl <text:s/>edx,0Ch <text:s/></text:p>
            <text:p text:style-name="P4">or <text:s text:c="2"/>edx,eax <text:s/></text:p>
            <text:p text:style-name="P4">mov <text:s/>dword ptr [dev],edx <text:s/></text:p>
          </table:table-cell>
          <table:table-cell table:style-name="Table1.C12" office:value-type="string">
            <text:p text:style-name="P6">mov <text:s/>edx,dword ptr [dev] <text:s/></text:p>
            <text:p text:style-name="P6">mov <text:s/>ecx,eax <text:s/></text:p>
            <text:p text:style-name="P6">mov <text:s/>esi,edx <text:s/></text:p>
            <text:p text:style-name="P6">and <text:s/>esi,3F000h <text:s/></text:p>
            <text:p text:style-name="P6">shr <text:s/>esi,cl <text:s/></text:p>
            <text:p text:style-name="P6">xor <text:s/>esi,edx <text:s/></text:p>
            <text:p text:style-name="P6">and <text:s/>esi,3F000h <text:s/></text:p>
            <text:p text:style-name="P6">xor <text:s/>esi,edx <text:s/></text:p>
            <text:p text:style-name="P6">mov <text:s/>dword ptr [dev],esi <text:s/></text:p>
          </table:table-cell>
        </table:table-row>
        <table:table-row>
          <table:table-cell table:style-name="Table1.A2" office:value-type="string">
            <text:p text:style-name="P2">operator++()</text:p>
          </table:table-cell>
          <table:table-cell table:style-name="Table1.B13" office:value-type="string">
            <text:p text:style-name="P5">mov <text:s/>ecx,dword ptr [dev] <text:s/></text:p>
            <text:p text:style-name="P5">mov <text:s/>eax,dword ptr [dev] <text:s/></text:p>
            <text:p text:style-name="P5"><text:soft-page-break/>and <text:s/>ecx,0FFFFF000h <text:s/></text:p>
            <text:p text:style-name="P5">add <text:s/>ecx,1000h <text:s/></text:p>
            <text:p text:style-name="P5">and <text:s/>eax,0FFFC0FFFh <text:s/></text:p>
            <text:p text:style-name="P5">and <text:s/>ecx,3F000h <text:s/></text:p>
            <text:p text:style-name="P5">or <text:s text:c="2"/>ecx,eax <text:s/></text:p>
            <text:p text:style-name="P5">mov <text:s/>dword ptr [dev],ecx <text:s/></text:p>
            <text:p text:style-name="P5">mov <text:s/>eax,dword ptr [dev] <text:s/></text:p>
            <text:p text:style-name="P5">shr <text:s/>eax,0Ch <text:s/></text:p>
            <text:p text:style-name="P5">and <text:s/>eax,3Fh <text:s/></text:p>
            <text:p text:style-name="P5">mov <text:s/>dword ptr [dev],eax <text:s/></text:p>
          </table:table-cell>
          <table:table-cell table:style-name="Table1.C13" office:value-type="string">
            <text:p text:style-name="P6">mov <text:s/>ecx,dword ptr [dev] <text:s/></text:p>
            <text:p text:style-name="P6">mov <text:s/>edx,ecx <text:s/></text:p>
            <text:p text:style-name="P6"><text:soft-page-break/>shr <text:s/>edx,0Ch <text:s/></text:p>
            <text:p text:style-name="P6">and <text:s/>ecx,0FFFC0FFFh <text:s/></text:p>
            <text:p text:style-name="P6">inc <text:s/>edx <text:s/></text:p>
            <text:p text:style-name="P6">and <text:s/>edx,3Fh <text:s/></text:p>
            <text:p text:style-name="P6">mov <text:s/>eax,edx <text:s/></text:p>
            <text:p text:style-name="P6">shl <text:s/>eax,0Ch <text:s/></text:p>
            <text:p text:style-name="P6">or <text:s text:c="2"/>ecx,eax <text:s/></text:p>
            <text:p text:style-name="P6">mov <text:s/>dword ptr [dev],ecx <text:s/></text:p>
            <text:p text:style-name="P6">mov <text:s/>dword ptr [dev],edx <text:s/></text:p>
          </table:table-cell>
        </table:table-row>
        <table:table-row>
          <table:table-cell table:style-name="Table1.A2" office:value-type="string">
            <text:p text:style-name="P2">operator++(int)</text:p>
          </table:table-cell>
          <table:table-cell table:style-name="Table1.B14" office:value-type="string">
            <text:p text:style-name="P5">mov <text:s/>eax,dword ptr [dev] <text:s/></text:p>
            <text:p text:style-name="P5">shr <text:s/>eax,0Ch <text:s/></text:p>
            <text:p text:style-name="P5">and <text:s/>eax,3Fh <text:s/></text:p>
            <text:p text:style-name="P5">mov <text:s/>dword ptr [dev],eax <text:s/></text:p>
            <text:p text:style-name="P5">mov <text:s/>ecx,dword ptr [dev] <text:s/></text:p>
            <text:p text:style-name="P5">mov <text:s/>eax,dword ptr [dev] <text:s/></text:p>
            <text:p text:style-name="P5">and <text:s/>ecx,0FFFFF000h <text:s/></text:p>
            <text:p text:style-name="P5">add <text:s/>ecx,1000h <text:s/></text:p>
            <text:p text:style-name="P5">and <text:s/>eax,0FFFC0FFFh <text:s/></text:p>
            <text:p text:style-name="P5">and <text:s/>ecx,3F000h <text:s/></text:p>
            <text:p text:style-name="P5">or <text:s text:c="2"/>ecx,eax <text:s/></text:p>
            <text:p text:style-name="P5">mov <text:s/>dword ptr [dev],ecx <text:s/></text:p>
          </table:table-cell>
          <table:table-cell table:style-name="Table1.C14" office:value-type="string">
            <text:p text:style-name="P6">mov <text:s/>ecx,dword ptr [dev] <text:s/></text:p>
            <text:p text:style-name="P6">lea <text:s/>eax,[ecx+1000h] <text:s/></text:p>
            <text:p text:style-name="P6">xor <text:s/>eax,ecx <text:s/></text:p>
            <text:p text:style-name="P6">and <text:s/>eax,3F000h <text:s/></text:p>
            <text:p text:style-name="P6">xor <text:s/>eax,ecx <text:s/></text:p>
            <text:p text:style-name="P6">shr <text:s/>ecx,0Ch <text:s/></text:p>
            <text:p text:style-name="P6">and <text:s/>ecx,3Fh <text:s/></text:p>
            <text:p text:style-name="P6">mov <text:s/>dword ptr [dev],eax <text:s/></text:p>
            <text:p text:style-name="P6">mov <text:s/>dword ptr [dev],ecx <text:s/></text:p>
          </table:table-cell>
        </table:table-row>
        <table:table-row>
          <table:table-cell table:style-name="Table1.A2" office:value-type="string">
            <text:p text:style-name="P2">operator--()</text:p>
          </table:table-cell>
          <table:table-cell table:style-name="Table1.B15" office:value-type="string">
            <text:p text:style-name="P5">mov <text:s/>ecx,dword ptr [dev] <text:s/></text:p>
            <text:p text:style-name="P5">mov <text:s/>eax,dword ptr [dev] <text:s/></text:p>
            <text:p text:style-name="P5">shr <text:s/>ecx,0Ch <text:s/></text:p>
            <text:p text:style-name="P5">and <text:s/>eax,0FFFC0FFFh <text:s/></text:p>
            <text:p text:style-name="P5">dec <text:s/>ecx <text:s/></text:p>
            <text:p text:style-name="P5">and <text:s/>ecx,3Fh <text:s/></text:p>
            <text:p text:style-name="P5">shl <text:s/>ecx,0Ch <text:s/></text:p>
            <text:p text:style-name="P5">or <text:s text:c="2"/>ecx,eax <text:s/></text:p>
            <text:p text:style-name="P5">mov <text:s/>dword ptr [dev],ecx <text:s/></text:p>
            <text:p text:style-name="P5">mov <text:s/>eax,dword ptr [dev] <text:s/></text:p>
            <text:p text:style-name="P5">shr <text:s/>eax,0Ch <text:s/></text:p>
            <text:p text:style-name="P5">and <text:s/>eax,3Fh <text:s/></text:p>
            <text:p text:style-name="P5">mov <text:s/>dword ptr [dev],eax</text:p>
          </table:table-cell>
          <table:table-cell table:style-name="Table1.C15" office:value-type="string">
            <text:p text:style-name="P6">mov <text:s/>ecx,dword ptr [dev] <text:s/></text:p>
            <text:p text:style-name="P6">mov <text:s/>edx,ecx <text:s/></text:p>
            <text:p text:style-name="P6">shr <text:s/>edx,0Ch <text:s/></text:p>
            <text:p text:style-name="P6">and <text:s/>ecx,0FFFC0FFFh <text:s/></text:p>
            <text:p text:style-name="P6">dec <text:s/>edx <text:s/></text:p>
            <text:p text:style-name="P6">and <text:s/>edx,3Fh <text:s/></text:p>
            <text:p text:style-name="P6">mov <text:s/>eax,edx <text:s/></text:p>
            <text:p text:style-name="P6">shl <text:s/>eax,0Ch <text:s/></text:p>
            <text:p text:style-name="P6">or <text:s text:c="2"/>ecx,eax <text:s/></text:p>
            <text:p text:style-name="P6">mov <text:s/>dword ptr [dev],ecx <text:s/></text:p>
            <text:p text:style-name="P6">mov <text:s/>dword ptr [dev],edx <text:s/></text:p>
          </table:table-cell>
        </table:table-row>
        <table:table-row>
          <table:table-cell table:style-name="Table1.A2" office:value-type="string">
            <text:p text:style-name="P2">operator--(int)</text:p>
          </table:table-cell>
          <table:table-cell table:style-name="Table1.B16" office:value-type="string">
            <text:p text:style-name="P5">mov <text:s/>eax,dword ptr [dev] <text:s/></text:p>
            <text:p text:style-name="P5">shr <text:s/>eax,0Ch <text:s/></text:p>
            <text:p text:style-name="P5">and <text:s/>eax,3Fh <text:s/></text:p>
            <text:p text:style-name="P5">mov <text:s/>dword ptr [dev],eax <text:s/></text:p>
            <text:p text:style-name="P5">mov <text:s/>ecx,dword ptr [dev] <text:s/></text:p>
            <text:p text:style-name="P5">mov <text:s/>eax,dword ptr [dev] <text:s/></text:p>
            <text:p text:style-name="P5">shr <text:s/>ecx,0Ch <text:s/></text:p>
            <text:p text:style-name="P5">and <text:s/>eax,0FFFC0FFFh <text:s/></text:p>
            <text:p text:style-name="P5">dec <text:s/>ecx <text:s/></text:p>
            <text:p text:style-name="P5">and <text:s/>ecx,3Fh <text:s/></text:p>
            <text:p text:style-name="P5">shl <text:s/>ecx,0Ch <text:s/></text:p>
            <text:p text:style-name="P5">or <text:s text:c="2"/>ecx,eax <text:s/></text:p>
            <text:p text:style-name="P5">mov <text:s/>dword ptr [dev],ecx <text:s/></text:p>
          </table:table-cell>
          <table:table-cell table:style-name="Table1.C16" office:value-type="string">
            <text:p text:style-name="P6">mov <text:s/>ecx,dword ptr [dev] <text:s/></text:p>
            <text:p text:style-name="P6">lea <text:s/>eax,[ecx-1000h] <text:s/></text:p>
            <text:p text:style-name="P6">xor <text:s/>eax,ecx <text:s/></text:p>
            <text:p text:style-name="P6">and <text:s/>eax,3F000h <text:s/></text:p>
            <text:p text:style-name="P6">xor <text:s/>eax,ecx <text:s/></text:p>
            <text:p text:style-name="P6">shr <text:s/>ecx,0Ch <text:s/></text:p>
            <text:p text:style-name="P6">and <text:s/>ecx,3Fh <text:s/></text:p>
            <text:p text:style-name="P6">mov <text:s/>dword ptr [dev],eax <text:s/></text:p>
            <text:p text:style-name="P6">mov <text:s/>dword ptr [dev],ecx 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2:34:23.481000000</meta:creation-date>
    <dc:date>2016-02-21T19:50:19.593000000</dc:date>
    <meta:editing-duration>PT7H15M53S</meta:editing-duration>
    <meta:editing-cycles>5</meta:editing-cycles>
    <meta:generator>LibreOffice/4.3.4.1$Windows_x86 LibreOffice_project/bc356b2f991740509f321d70e4512a6a54c5f243</meta:generator>
    <meta:document-statistic meta:table-count="1" meta:image-count="0" meta:object-count="0" meta:page-count="3" meta:paragraph-count="287" meta:word-count="730" meta:character-count="5197" meta:non-whitespace-character-count="3933"/>
  </office:meta>
</office:document-meta>
</file>